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office:annotation draw:style-name="gr1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3" office:value-type="string" calcext:value-type="string">
            <office:annotation draw:style-name="gr1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office:annotation draw:style-name="gr1" draw:text-style-name="P2" svg:width="2.899cm" svg:height="1.799cm" svg:x="5.307cm" svg:y="0cm" draw:caption-point-x="-0.61cm" draw:caption-point-y="0.01cm">
              <dc:creator>WJ</dc:creator>
              <dc:date>2021-10-07T00:00:00</dc:date>
              <text:p text:style-name="P1"><text:span text:style-name="T1">依照</text:span><text:span text:style-name="T1">classical method</text:span><text:span text:style-name="T1">所得的</text:span><text:span text:style-name="T1">LoB</text:span></text:p>
            </office:annotation>
            <text:p>lob</text:p>
          </table:table-cell>
          <table:table-cell office:value-type="string" calcext:value-type="string">
            <text:p>bet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08T17:04:48.116126201</dc:date>
    <dc:creator>Wu Jun-I</dc:creator>
    <meta:editing-duration>PT47M32S</meta:editing-duration>
    <meta:editing-cycles>30</meta:editing-cycles>
    <meta:document-statistic meta:table-count="2" meta:cell-count="369" meta:object-count="0"/>
  </office:meta>
</office:document-meta>
</file>